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ffde59" draw:textarea-horizontal-align="justify" draw:textarea-vertical-align="middle" draw:auto-grow-height="false" fo:min-height="4.001cm" fo:min-width="4.67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cm" fo:min-width="11.25cm"/>
      <style:paragraph-properties style:writing-mode="lr-tb"/>
    </style:style>
    <style:style style:name="gr3" style:family="graphic" style:parent-style-name="standard">
      <style:graphic-properties draw:fill-color="#55308d" draw:textarea-horizontal-align="justify" draw:textarea-vertical-align="middle" draw:auto-grow-height="false" fo:min-height="2.001cm" fo:min-width="2.3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cm" fo:min-width="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15.75cm"/>
      <style:paragraph-properties style:writing-mode="lr-tb"/>
    </style:style>
    <style:style style:name="gr6" style:family="graphic" style:parent-style-name="standard" style:list-style-name="L1">
      <style:graphic-properties draw:fill-color="#ffde59" draw:textarea-horizontal-align="justify" draw:textarea-vertical-align="middle" draw:auto-grow-height="false" fo:min-height="2.751cm" fo:min-width="6.04cm"/>
      <style:paragraph-properties style:writing-mode="lr-tb"/>
    </style:style>
    <style:style style:name="gr7" style:family="graphic" style:parent-style-name="standard" style:list-style-name="L1">
      <style:graphic-properties draw:fill-color="#ffde59" draw:textarea-horizontal-align="justify" draw:textarea-vertical-align="middle" draw:auto-grow-height="false" fo:min-height="2.001cm" fo:min-width="7.562cm"/>
      <style:paragraph-properties style:writing-mode="lr-tb"/>
    </style:style>
    <style:style style:name="gr8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9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10" style:family="graphic" style:parent-style-name="objectwithoutfill">
      <style:graphic-properties draw:marker-end="Стили_20_стрелок_20_11" draw:marker-end-width="0.3cm" draw:fill="none" draw:textarea-vertical-align="middle"/>
    </style:style>
    <style:style style:name="gr11" style:family="graphic" style:parent-style-name="objectwithoutfill">
      <style:graphic-properties draw:marker-end="Стили_20_стрелок_20_12" draw:marker-end-width="0.3cm" draw:fill="none" draw:textarea-vertical-align="middle"/>
    </style:style>
    <style:style style:name="gr12" style:family="graphic" style:parent-style-name="objectwithoutfill">
      <style:graphic-properties draw:marker-end="Стили_20_стрелок_20_13" draw:marker-end-width="0.3cm" draw:fill="none" draw:textarea-vertical-align="middle"/>
    </style:style>
    <style:style style:name="gr13" style:family="graphic" style:parent-style-name="objectwithoutfill">
      <style:graphic-properties draw:marker-end="Стили_20_стрелок_20_14" draw:marker-end-width="0.3cm" draw:fill="none" draw:textarea-vertical-align="middle"/>
    </style:style>
    <style:style style:name="gr14" style:family="graphic" style:parent-style-name="objectwithoutfill">
      <style:graphic-properties draw:marker-end="Стили_20_стрелок_20_15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cm" fo:min-width="12.7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cm" fo:min-width="10.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18.7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25cm" fo:min-width="19.7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cm" fo:min-width="12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cm" fo:min-width="22.2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5cm" fo:min-width="12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3.25cm" fo:min-width="11.2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25cm" fo:min-width="11.75cm"/>
      <style:paragraph-properties style:writing-mode="lr-tb"/>
    </style:style>
    <style:style style:name="gr24" style:family="graphic" style:parent-style-name="standard" style:list-style-name="L1">
      <style:graphic-properties draw:fill-color="#ffde59" draw:textarea-horizontal-align="justify" draw:textarea-vertical-align="middle" draw:auto-grow-height="false" fo:min-height="2.001cm" fo:min-width="7.562cm"/>
      <style:paragraph-properties style:writing-mode="lr-tb"/>
    </style:style>
    <style:style style:name="gr25" style:family="graphic" style:parent-style-name="standard" style:list-style-name="L1">
      <style:graphic-properties draw:fill-color="#ffde59" draw:textarea-horizontal-align="justify" draw:textarea-vertical-align="middle" draw:auto-grow-height="false" fo:min-height="2.001cm" fo:min-width="7.562cm"/>
      <style:paragraph-properties style:writing-mode="lr-tb"/>
    </style:style>
    <style:style style:name="gr26" style:family="graphic" style:parent-style-name="objectwithoutfill">
      <style:graphic-properties draw:marker-end="Стили_20_стрелок_20_16" draw:marker-end-width="0.3cm" draw:fill="none" draw:textarea-vertical-align="middle"/>
    </style:style>
    <style:style style:name="gr27" style:family="graphic" style:parent-style-name="objectwithoutfill">
      <style:graphic-properties draw:marker-end="Стили_20_стрелок_20_17" draw:marker-end-width="0.3cm" draw:fill="none" draw:textarea-vertical-align="middle"/>
    </style:style>
    <style:style style:name="gr28" style:family="graphic" style:parent-style-name="objectwithoutfill">
      <style:graphic-properties draw:marker-end="Стили_20_стрелок_20_20" draw:marker-end-width="0.3cm" draw:fill="none" draw:textarea-vertical-align="middle"/>
    </style:style>
    <style:style style:name="gr29" style:family="graphic" style:parent-style-name="objectwithoutfill">
      <style:graphic-properties draw:marker-end="Стили_20_стрелок_20_21" draw:marker-end-width="0.3cm" draw:fill="none" draw:textarea-vertical-align="middle"/>
    </style:style>
    <style:style style:name="gr30" style:family="graphic" style:parent-style-name="objectwithoutfill">
      <style:graphic-properties draw:marker-end="Стили_20_стрелок_20_22" draw:marker-end-width="0.3cm" draw:fill="none" draw:textarea-vertical-align="middle"/>
    </style:style>
    <style:style style:name="gr31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gr32" style:family="graphic" style:parent-style-name="objectwithoutfill">
      <style:graphic-properties draw:marker-end="Стили_20_стрелок_20_24" draw:marker-end-width="0.3cm" draw:fill="none" draw:textarea-vertical-align="middle"/>
    </style:style>
    <style:style style:name="gr33" style:family="graphic" style:parent-style-name="objectwithoutfill">
      <style:graphic-properties draw:marker-end="Стили_20_стрелок_20_25" draw:marker-end-width="0.3cm" draw:fill="none" draw:textarea-vertical-align="middle"/>
    </style:style>
    <style:style style:name="gr34" style:family="graphic" style:parent-style-name="objectwithoutfill">
      <style:graphic-properties draw:marker-end="Стили_20_стрелок_20_26" draw:marker-end-width="0.3cm" draw:fill="none" draw:textarea-vertical-align="middle"/>
    </style:style>
    <style:style style:name="gr35" style:family="graphic" style:parent-style-name="objectwithoutfill">
      <style:graphic-properties draw:marker-end="Стили_20_стрелок_20_27" draw:marker-end-width="0.3cm" draw:fill="none" draw:textarea-vertical-align="middle"/>
    </style:style>
    <style:style style:name="gr36" style:family="graphic" style:parent-style-name="objectwithoutfill">
      <style:graphic-properties draw:marker-end="Стили_20_стрелок_20_28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-color="#ffde59"/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-color="#55308d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8.5cm" svg:height="4.25cm" svg:x="2.25cm" svg:y="1.75cm">
          <text:p text:style-name="P1">Файл, содержащий </text:p>
          <text:p text:style-name="P1">Данные за все время</text:p>
          <text:p text:style-name="P1">1_attlog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2" draw:id="id2" draw:layer="layout" svg:width="11.75cm" svg:height="3.25cm" svg:x="8.75cm" svg:y="10.75cm">
          <text:p text:style-name="P3">read_file_data(name_file,year,month)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4" xml:id="id3" draw:id="id3" draw:layer="layout" svg:width="4.75cm" svg:height="2.25cm" svg:x="11cm" svg:y="2.5cm">
          <text:p text:style-name="P3">Год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xml:id="id4" draw:id="id4" draw:layer="layout" svg:width="4.75cm" svg:height="2.25cm" svg:x="19.75cm" svg:y="2.75cm">
          <text:p text:style-name="P3">Месяц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4" draw:text-style-name="P3" xml:id="id5" draw:id="id5" draw:layer="layout" svg:width="7.5cm" svg:height="2.25cm" svg:x="24cm" svg:y="14.5cm">
          <text:p text:style-name="P3">build_data_array(lis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7" draw:id="id7" draw:layer="layout" svg:width="16.25cm" svg:height="2.5cm" svg:x="41cm" svg:y="11cm">
          <text:p text:style-name="P3">id_employee(name_id_file,name_roles_file, type_data 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6" draw:id="id6" draw:layer="layout" svg:width="10.75cm" svg:height="3cm" svg:x="41.5cm" svg:y="3cm">
          <text:p text:style-name="P1">Файл, содержащий </text:p>
          <text:p text:style-name="P1">Данные об id работников</text:p>
          <text:p text:style-name="P1">id_employer_new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2" xml:id="id8" draw:id="id8" draw:layer="layout" svg:width="13.25cm" svg:height="2.25cm" svg:x="54.5cm" svg:y="1.75cm">
          <text:p text:style-name="P1">Файл, содержащий </text:p>
          <text:p text:style-name="P1">Данные об id ролей работников</text:p>
          <text:p text:style-name="P1">roles_employer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5" draw:layer="layout" draw:type="lines" draw:line-skew="0.998cm -0.999cm" svg:x1="5.634cm" svg:y1="6cm" svg:x2="8.75cm" svg:y2="12.375cm" draw:start-shape="id1" draw:start-glue-point="7" draw:end-shape="id2" draw:end-glue-point="5" svg:d="M5634 6000v1500l1616 4875h1500" svg:viewBox="0 0 3117 6376">
          <text:p/>
        </draw:connector>
        <draw:connector draw:style-name="gr9" draw:text-style-name="P5" draw:layer="layout" draw:type="lines" draw:line-skew="0.498cm -0.749cm" svg:x1="12.891cm" svg:y1="4.75cm" svg:x2="14.625cm" svg:y2="10.75cm" draw:start-shape="id3" draw:start-glue-point="7" draw:end-shape="id2" draw:end-glue-point="4" svg:d="M12891 4750v1000l1734 3750v1250" svg:viewBox="0 0 1735 6001">
          <text:p/>
        </draw:connector>
        <draw:connector draw:style-name="gr10" draw:text-style-name="P5" draw:layer="layout" draw:type="lines" draw:line-skew="0cm -0.249cm" svg:x1="21.641cm" svg:y1="5cm" svg:x2="14.625cm" svg:y2="10.75cm" draw:start-shape="id4" draw:start-glue-point="7" draw:end-shape="id2" draw:end-glue-point="4" svg:d="M21641 5000v502l-7016 4498v750" svg:viewBox="0 0 7017 5751">
          <text:p/>
        </draw:connector>
        <draw:connector draw:style-name="gr11" draw:text-style-name="P5" draw:layer="layout" draw:type="lines" svg:x1="20.5cm" svg:y1="12.375cm" svg:x2="24cm" svg:y2="15.625cm" draw:start-shape="id2" draw:start-glue-point="7" draw:end-shape="id5" draw:end-glue-point="5" svg:d="M20500 12375h502l2497 3250h501" svg:viewBox="0 0 3501 3251">
          <text:p/>
        </draw:connector>
        <draw:connector draw:style-name="gr12" draw:text-style-name="P5" draw:layer="layout" draw:type="lines" svg:x1="45.78cm" svg:y1="6cm" svg:x2="49.125cm" svg:y2="11cm" draw:start-shape="id6" draw:start-glue-point="7" draw:end-shape="id7" draw:end-glue-point="4" svg:d="M45780 6000v502l3345 3997v501" svg:viewBox="0 0 3346 5001">
          <text:p/>
        </draw:connector>
        <draw:connector draw:style-name="gr13" draw:text-style-name="P5" draw:layer="layout" draw:type="lines" svg:x1="61.125cm" svg:y1="4cm" svg:x2="57.25cm" svg:y2="12.25cm" draw:start-shape="id8" draw:start-glue-point="8" draw:end-shape="id7" draw:end-glue-point="7" svg:d="M61125 4000v502l-3373 7748h-502" svg:viewBox="0 0 3876 8251">
          <text:p/>
        </draw:connector>
        <draw:connector draw:style-name="gr14" draw:text-style-name="P5" draw:layer="layout" draw:type="lines" draw:line-skew="-2.749cm -1.749cm" svg:x1="41cm" svg:y1="12.25cm" svg:x2="27.75cm" svg:y2="14.5cm" draw:start-shape="id7" draw:start-glue-point="5" draw:end-shape="id5" draw:end-glue-point="4" svg:d="M41000 12250h-3250-10000v2250" svg:viewBox="0 0 13251 2251">
          <text:p/>
        </draw:connector>
        <draw:custom-shape draw:style-name="gr15" draw:text-style-name="P3" xml:id="id10" draw:id="id10" draw:layer="layout" svg:width="13.25cm" svg:height="1.25cm" svg:x="50.25cm" svg:y="26.75cm">
          <text:p text:style-name="P3">reading_employee_work_date(data_dict,i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" xml:id="id13" draw:id="id13" draw:layer="layout" svg:width="11cm" svg:height="1.25cm" svg:x="34.25cm" svg:y="19.75cm">
          <text:p text:style-name="P3">definition_of_working_day(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" xml:id="id12" draw:id="id12" draw:layer="layout" svg:width="19.25cm" svg:height="1cm" svg:x="30cm" svg:y="26.75cm">
          <text:p text:style-name="P3">generation_of_lists_of_days(requested_year,requested_mon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3" xml:id="id11" draw:id="id11" draw:layer="layout" svg:width="20.25cm" svg:height="1.5cm" svg:x="33.75cm" svg:y="35.5cm">
          <text:p text:style-name="P3">search_for_missed_day(data_dict,id,requested_year,requested_month)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9" draw:text-style-name="P3" xml:id="id14" draw:id="id14" draw:layer="layout" svg:width="12.5cm" svg:height="1.25cm" svg:x="1.5cm" svg:y="34.75cm">
          <text:p text:style-name="P3">daterange(start,stop,step,inclusiv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15" draw:id="id15" draw:layer="layout" svg:width="22.75cm" svg:height="1.25cm" svg:x="4.25cm" svg:y="43.5cm">
          <text:p text:style-name="P3">search_missing_mark_employee(dict,id,requested_year,requested_mon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3" xml:id="id16" draw:id="id16" draw:layer="layout" svg:width="12.5cm" svg:height="1.75cm" svg:x="40.75cm" svg:y="41cm">
          <text:p text:style-name="P3">analyze_employee_work_date(data_dic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3" draw:layer="layout" svg:width="11.75cm" svg:height="3.5cm" svg:x="71.75cm" svg:y="41.5cm">
          <text:p text:style-name="P3">analyze_data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" xml:id="id9" draw:id="id9" draw:layer="layout" svg:width="12.25cm" svg:height="1.5cm" svg:x="10cm" svg:y="30.75cm">
          <text:p text:style-name="P3">determination_period(line, year, mon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" draw:layer="layout" svg:width="13.25cm" svg:height="2.25cm" svg:x="70.5cm" svg:y="1.5cm">
          <text:p text:style-name="P1">Файл, содержащие данные</text:p>
          <text:p text:style-name="P1">О выходных</text:p>
          <text:p text:style-name="P1">holidays.dat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2" draw:layer="layout" svg:width="13.25cm" svg:height="2.25cm" svg:x="83.5cm" svg:y="1.5cm">
          <text:p text:style-name="P1">Файл, содержащие данные</text:p>
          <text:p text:style-name="P1">О перенесенных рабочих днях</text:p>
          <text:p text:style-name="P1">postponed_working_days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6" draw:text-style-name="P5" draw:layer="layout" draw:type="lines" draw:line-skew="5.248cm -2.249cm" svg:x1="14.625cm" svg:y1="14cm" svg:x2="10cm" svg:y2="31.5cm" draw:start-shape="id2" draw:start-glue-point="6" draw:end-shape="id9" draw:end-glue-point="5" svg:d="M14625 14000v5750l-7375 11750h2750" svg:viewBox="0 0 7376 17501">
          <text:p/>
        </draw:connector>
        <draw:connector draw:style-name="gr27" draw:text-style-name="P5" draw:layer="layout" draw:type="lines" draw:line-skew="-2.749cm 1.748cm" svg:x1="16.125cm" svg:y1="30.75cm" svg:x2="14.625cm" svg:y2="14cm" draw:start-shape="id9" draw:start-glue-point="4" draw:end-shape="id2" draw:end-glue-point="6" svg:d="M16125 30750v-3250l-1500-11250v-2250" svg:viewBox="0 0 1501 16751">
          <text:p/>
        </draw:connector>
        <draw:connector draw:style-name="gr28" draw:text-style-name="P5" draw:layer="layout" draw:type="lines" draw:line-skew="0cm 9.498cm" svg:x1="63.5cm" svg:y1="27.375cm" svg:x2="54cm" svg:y2="36.25cm" draw:start-shape="id10" draw:start-glue-point="7" draw:end-shape="id11" draw:end-glue-point="7" svg:d="M63500 27375h502l-2 8875h-10000" svg:viewBox="0 0 10003 8876">
          <text:p/>
        </draw:connector>
        <draw:connector draw:style-name="gr29" draw:text-style-name="P5" draw:layer="layout" draw:type="lines" svg:x1="39.625cm" svg:y1="27.75cm" svg:x2="43.875cm" svg:y2="35.5cm" draw:start-shape="id12" draw:start-glue-point="6" draw:end-shape="id11" draw:end-glue-point="4" svg:d="M39625 27750v502l4250 6747v501" svg:viewBox="0 0 4251 7751">
          <text:p/>
        </draw:connector>
        <draw:connector draw:style-name="gr30" draw:text-style-name="P5" draw:layer="layout" draw:type="lines" draw:line-skew="0cm -3.749cm" svg:x1="27.75cm" svg:y1="16.75cm" svg:x2="33.75cm" svg:y2="36.25cm" draw:start-shape="id5" draw:start-glue-point="6" draw:end-shape="id11" draw:end-glue-point="5" svg:d="M27750 16750v502l1750 18998h4250" svg:viewBox="0 0 6001 19501">
          <text:p/>
        </draw:connector>
        <draw:connector draw:style-name="gr31" draw:text-style-name="P5" draw:layer="layout" draw:type="lines" draw:line-skew="0cm -4.249cm" svg:x1="30cm" svg:y1="27.25cm" svg:x2="34.25cm" svg:y2="20.375cm" draw:start-shape="id12" draw:start-glue-point="5" draw:end-shape="id13" draw:end-glue-point="5" svg:d="M30000 27250h-501l1-6875h4750" svg:viewBox="0 0 4752 6876">
          <text:p/>
        </draw:connector>
        <draw:connector draw:style-name="gr32" draw:text-style-name="P5" draw:layer="layout" draw:type="lines" svg:x1="39.75cm" svg:y1="21cm" svg:x2="39.625cm" svg:y2="26.75cm" draw:start-shape="id13" draw:start-glue-point="6" draw:end-shape="id12" draw:end-glue-point="4" svg:d="M39750 21000v502l-125 4747v501" svg:viewBox="0 0 126 5751">
          <text:p/>
        </draw:connector>
        <draw:connector draw:style-name="gr33" draw:text-style-name="P5" draw:layer="layout" draw:type="lines" draw:line-skew="25.248cm" svg:x1="31.5cm" svg:y1="15.625cm" svg:x2="56.875cm" svg:y2="26.75cm" draw:start-shape="id5" draw:start-glue-point="7" draw:end-shape="id10" draw:end-glue-point="4" svg:d="M31500 15625h25750l-375 10624v501" svg:viewBox="0 0 25751 11126">
          <text:p/>
        </draw:connector>
        <draw:connector draw:style-name="gr34" draw:text-style-name="P5" draw:layer="layout" draw:type="lines" draw:line-skew="1.748cm" svg:x1="14cm" svg:y1="35.375cm" svg:x2="15.625cm" svg:y2="43.5cm" draw:start-shape="id14" draw:end-shape="id15" draw:end-glue-point="4" svg:d="M14000 35375h2250l-625 7624v501" svg:viewBox="0 0 2251 8126">
          <text:p/>
        </draw:connector>
        <draw:connector draw:style-name="gr35" draw:text-style-name="P5" draw:layer="layout" draw:type="lines" draw:line-skew="20.248cm -1.249cm" svg:x1="27.75cm" svg:y1="16.75cm" svg:x2="15.625cm" svg:y2="43.5cm" draw:start-shape="id5" draw:start-glue-point="6" draw:end-shape="id15" draw:end-glue-point="4" svg:d="M27750 16750v20750l-12125 4250v1750" svg:viewBox="0 0 12126 26751">
          <text:p/>
        </draw:connector>
        <draw:connector draw:style-name="gr36" draw:text-style-name="P5" draw:layer="layout" draw:type="lines" draw:line-skew="0cm -11.249cm" svg:x1="27.75cm" svg:y1="16.75cm" svg:x2="40.75cm" svg:y2="41.875cm" draw:start-shape="id5" draw:start-glue-point="6" draw:end-shape="id16" draw:end-glue-point="5" svg:d="M27750 16750v502l1250 24623h11750" svg:viewBox="0 0 13001 2512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5" draw:display-name="Стили стрелок 25" svg:viewBox="0 0 20 20" svg:d="M0 20l10-20 10 20z"/>
    <draw:marker draw:name="Стили_20_стрелок_20_26" draw:display-name="Стили стрелок 26" svg:viewBox="0 0 20 20" svg:d="M0 20l10-20 10 20z"/>
    <draw:marker draw:name="Стили_20_стрелок_20_27" draw:display-name="Стили стрелок 27" svg:viewBox="0 0 20 20" svg:d="M0 20l10-20 10 20z"/>
    <draw:marker draw:name="Стили_20_стрелок_20_28" draw:display-name="Стили стрелок 2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4T18:54:13.798985228</meta:creation-date>
    <dc:date>2021-10-14T20:31:15.404534266</dc:date>
    <meta:editing-duration>PT2M10S</meta:editing-duration>
    <meta:editing-cycles>1</meta:editing-cycles>
    <meta:document-statistic meta:object-count="37"/>
    <meta:generator>LibreOffice/7.0.6.2$Linux_X86_64 LibreOffice_project/00$Build-2</meta:generator>
  </office:meta>
</office:document-meta>
</file>